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ter" svg:font-family="Bitter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5pt"/>
    </style:style>
    <style:style style:name="co2" style:family="table-column">
      <style:table-column-properties fo:break-before="auto" style:column-width="90.74pt"/>
    </style:style>
    <style:style style:name="co3" style:family="table-column">
      <style:table-column-properties fo:break-before="auto" style:column-width="79.51pt"/>
    </style:style>
    <style:style style:name="co4" style:family="table-column">
      <style:table-column-properties fo:break-before="auto" style:column-width="93.74pt"/>
    </style:style>
    <style:style style:name="co5" style:family="table-column">
      <style:table-column-properties fo:break-before="auto" style:column-width="60.01pt"/>
    </style:style>
    <style:style style:name="co6" style:family="table-column">
      <style:table-column-properties fo:break-before="auto" style:column-width="47.99pt"/>
    </style:style>
    <style:style style:name="ro1" style:family="table-row">
      <style:table-row-properties style:row-height="29.99pt" fo:break-before="auto" style:use-optimal-row-height="fals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color="#7030a0" style:font-name="Bitter" fo:font-size="18pt" fo:font-weight="bold" style:font-name-asian="Bitter" style:font-size-asian="18pt" style:font-weight-asian="bold" style:font-name-complex="Bitter" style:font-size-complex="18pt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121"/>
    <style:style style:name="ce4" style:family="table-cell" style:parent-style-name="Default" style:data-style-name="N122"/>
    <style:style style:name="ce5" style:family="table-cell" style:parent-style-name="Default" style:data-style-name="N123"/>
    <style:style style:name="ce6" style:family="table-cell" style:parent-style-name="Default" style:data-style-name="N122">
      <style:text-properties style:font-name="Calibri" style:font-name-asian="Calibri" style:font-name-complex="Calibri"/>
    </style:style>
    <style:style style:name="ce7" style:family="table-cell" style:parent-style-name="Default" style:data-style-name="N43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19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 table:number-columns-spanned="4" table:number-rows-spanned="1">
            <text:p>Working Time Log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office:value-type="string" calcext:value-type="string">
            <text:p>Date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End Time</text:p>
          </table:table-cell>
          <table:table-cell office:value-type="string" calcext:value-type="string">
            <text:p>Work Time</text:p>
          </table:table-cell>
          <table:table-cell table:number-columns-repeated="1020"/>
        </table:table-row>
        <table:table-row table:style-name="ro2">
          <table:table-cell table:style-name="ce3" office:value-type="date" office:date-value="2018-01-22" calcext:value-type="date">
            <text:p>1/22/2018</text:p>
          </table:table-cell>
          <table:table-cell table:style-name="ce4" office:value-type="time" office:time-value="PT18H25M00S" calcext:value-type="time">
            <text:p>6:25 PM</text:p>
          </table:table-cell>
          <table:table-cell table:style-name="ce4" office:value-type="time" office:time-value="PT22H25M00S" calcext:value-type="time">
            <text:p>10:25 PM</text:p>
          </table:table-cell>
          <table:table-cell table:style-name="ce7" table:formula="of:=ABS([.C3]-[.B3])" office:value-type="time" office:time-value="PT04H00M00S" calcext:value-type="time">
            <text:p>04:00:00 AM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3" office:value-type="date" office:date-value="2018-01-23" calcext:value-type="date">
            <text:p>1/23/2018</text:p>
          </table:table-cell>
          <table:table-cell table:style-name="ce4" office:value-type="time" office:time-value="PT20H05M00S" calcext:value-type="time">
            <text:p>8:05 PM</text:p>
          </table:table-cell>
          <table:table-cell table:style-name="ce4" office:value-type="time" office:time-value="PT22H30M00S" calcext:value-type="time">
            <text:p>10:30 PM</text:p>
          </table:table-cell>
          <table:table-cell table:style-name="ce7" table:formula="of:=ABS([.C4]-[.B4])" office:value-type="time" office:time-value="PT02H25M00S" calcext:value-type="time">
            <text:p>02:25:00 AM</text:p>
          </table:table-cell>
          <table:table-cell table:number-columns-repeated="1020"/>
        </table:table-row>
        <table:table-row table:style-name="ro2">
          <table:table-cell table:style-name="ce3" office:value-type="date" office:date-value="2018-01-24" calcext:value-type="date">
            <text:p>1/24/2018</text:p>
          </table:table-cell>
          <table:table-cell table:style-name="ce4" office:value-type="time" office:time-value="PT17H15M00S" calcext:value-type="time">
            <text:p>5:15 PM</text:p>
          </table:table-cell>
          <table:table-cell table:style-name="ce4" office:value-type="time" office:time-value="PT18H00M00S" calcext:value-type="time">
            <text:p>6:00 PM</text:p>
          </table:table-cell>
          <table:table-cell table:style-name="ce7" table:formula="of:=ABS([.C5]-[.B5])" office:value-type="time" office:time-value="PT00H45M00S" calcext:value-type="time">
            <text:p>12:45:00 AM</text:p>
          </table:table-cell>
          <table:table-cell table:number-columns-repeated="1020"/>
        </table:table-row>
        <table:table-row table:style-name="ro2">
          <table:table-cell table:style-name="ce3" office:value-type="date" office:date-value="2018-01-24" calcext:value-type="date">
            <text:p>1/24/2018</text:p>
          </table:table-cell>
          <table:table-cell table:style-name="ce4" office:value-type="time" office:time-value="PT18H50M00S" calcext:value-type="time">
            <text:p>6:50 PM</text:p>
          </table:table-cell>
          <table:table-cell table:style-name="ce4" office:value-type="time" office:time-value="PT22H45M00S" calcext:value-type="time">
            <text:p>10:45 PM</text:p>
          </table:table-cell>
          <table:table-cell table:style-name="ce7" table:formula="of:=ABS([.C6]-[.B6])" office:value-type="time" office:time-value="PT03H55M00S" calcext:value-type="time">
            <text:p>03:55:00 AM</text:p>
          </table:table-cell>
          <table:table-cell table:number-columns-repeated="1020"/>
        </table:table-row>
        <table:table-row table:style-name="ro2">
          <table:table-cell table:style-name="ce3" office:value-type="date" office:date-value="2018-01-25" calcext:value-type="date">
            <text:p>1/25/2018</text:p>
          </table:table-cell>
          <table:table-cell table:style-name="ce4" office:value-type="time" office:time-value="PT19H40M00S" calcext:value-type="time">
            <text:p>7:40 PM</text:p>
          </table:table-cell>
          <table:table-cell table:style-name="ce4" office:value-type="time" office:time-value="PT21H40M00S" calcext:value-type="time">
            <text:p>9:40 PM</text:p>
          </table:table-cell>
          <table:table-cell table:style-name="ce7" table:formula="of:=ABS([.C7]-[.B7])" office:value-type="time" office:time-value="PT02H00M00S" calcext:value-type="time">
            <text:p>02:00:00 AM</text:p>
          </table:table-cell>
          <table:table-cell table:number-columns-repeated="1020"/>
        </table:table-row>
        <table:table-row table:style-name="ro2">
          <table:table-cell table:style-name="ce3" office:value-type="date" office:date-value="2018-01-28" calcext:value-type="date">
            <text:p>1/28/2018</text:p>
          </table:table-cell>
          <table:table-cell table:style-name="ce4" office:value-type="time" office:time-value="PT15H45M00S" calcext:value-type="time">
            <text:p>3:45 PM</text:p>
          </table:table-cell>
          <table:table-cell table:style-name="ce4" office:value-type="time" office:time-value="PT18H00M00S" calcext:value-type="time">
            <text:p>6:00 PM</text:p>
          </table:table-cell>
          <table:table-cell table:style-name="ce7" table:formula="of:=ABS([.C8]-[.B8])" office:value-type="time" office:time-value="PT02H15M00S" calcext:value-type="time">
            <text:p>02:15:00 AM</text:p>
          </table:table-cell>
          <table:table-cell table:number-columns-repeated="1020"/>
        </table:table-row>
        <table:table-row table:style-name="ro2">
          <table:table-cell table:style-name="ce3" office:value-type="date" office:date-value="2018-01-30" calcext:value-type="date">
            <text:p>1/30/2018</text:p>
          </table:table-cell>
          <table:table-cell table:style-name="ce5" office:value-type="time" office:time-value="PT19H55M00S" calcext:value-type="time">
            <text:p>19:55</text:p>
          </table:table-cell>
          <table:table-cell table:style-name="ce5" office:value-type="time" office:time-value="PT21H15M00S" calcext:value-type="time">
            <text:p>21:15</text:p>
          </table:table-cell>
          <table:table-cell table:style-name="ce7" table:formula="of:=ABS([.C9]-[.B9])" office:value-type="time" office:time-value="PT01H20M00S" calcext:value-type="time">
            <text:p>01:20:00 AM</text:p>
          </table:table-cell>
          <table:table-cell table:number-columns-repeated="1020"/>
        </table:table-row>
        <table:table-row table:style-name="ro2">
          <table:table-cell table:style-name="ce3" office:value-type="date" office:date-value="2018-01-31" calcext:value-type="date">
            <text:p>1/31/2018</text:p>
          </table:table-cell>
          <table:table-cell table:style-name="ce5" office:value-type="time" office:time-value="PT19H30M00S" calcext:value-type="time">
            <text:p>19:30</text:p>
          </table:table-cell>
          <table:table-cell table:style-name="ce5" office:value-type="time" office:time-value="PT21H05M00S" calcext:value-type="time">
            <text:p>21:05</text:p>
          </table:table-cell>
          <table:table-cell table:style-name="ce7" table:formula="of:=ABS([.C10]-[.B10])" office:value-type="time" office:time-value="PT01H35M00S" calcext:value-type="time">
            <text:p>01:35:00 AM</text:p>
          </table:table-cell>
          <table:table-cell table:number-columns-repeated="1020"/>
        </table:table-row>
        <table:table-row table:style-name="ro2">
          <table:table-cell table:style-name="ce3" office:value-type="date" office:date-value="2018-02-08" calcext:value-type="date">
            <text:p>2/8/2018</text:p>
          </table:table-cell>
          <table:table-cell table:style-name="ce4" office:value-type="time" office:time-value="PT20H25M00S" calcext:value-type="time">
            <text:p>8:25 PM</text:p>
          </table:table-cell>
          <table:table-cell table:style-name="ce4" office:value-type="time" office:time-value="PT23H05M00S" calcext:value-type="time">
            <text:p>11:05 PM</text:p>
          </table:table-cell>
          <table:table-cell table:style-name="ce7" table:formula="of:=ABS([.C11]-[.B11])" office:value-type="time" office:time-value="PT02H40M00S" calcext:value-type="time">
            <text:p>02:40:00 AM</text:p>
          </table:table-cell>
          <table:table-cell table:number-columns-repeated="1020"/>
        </table:table-row>
        <table:table-row table:style-name="ro2">
          <table:table-cell table:style-name="ce3" office:value-type="date" office:date-value="2018-02-09" calcext:value-type="date">
            <text:p>2/9/2018</text:p>
          </table:table-cell>
          <table:table-cell table:style-name="ce4" office:value-type="time" office:time-value="PT17H00M00S" calcext:value-type="time">
            <text:p>5:00 PM</text:p>
          </table:table-cell>
          <table:table-cell table:style-name="ce4" office:value-type="time" office:time-value="PT17H30M00S" calcext:value-type="time">
            <text:p>5:30 PM</text:p>
          </table:table-cell>
          <table:table-cell table:style-name="ce7" table:formula="of:=ABS([.C12]-[.B12])" office:value-type="time" office:time-value="PT00H30M00S" calcext:value-type="time">
            <text:p>12:30:00 AM</text:p>
          </table:table-cell>
          <table:table-cell table:number-columns-repeated="1020"/>
        </table:table-row>
        <table:table-row table:style-name="ro2">
          <table:table-cell table:style-name="ce3" office:value-type="date" office:date-value="2018-02-10" calcext:value-type="date">
            <text:p>2/10/2018</text:p>
          </table:table-cell>
          <table:table-cell table:style-name="ce4" office:value-type="time" office:time-value="PT14H45M00S" calcext:value-type="time">
            <text:p>2:45 PM</text:p>
          </table:table-cell>
          <table:table-cell table:style-name="ce4" office:value-type="time" office:time-value="PT18H00M00S" calcext:value-type="time">
            <text:p>6:00 PM</text:p>
          </table:table-cell>
          <table:table-cell table:style-name="ce7" table:formula="of:=ABS([.C13]-[.B13])" office:value-type="time" office:time-value="PT03H15M00S" calcext:value-type="time">
            <text:p>03:15:00 AM</text:p>
          </table:table-cell>
          <table:table-cell table:number-columns-repeated="1020"/>
        </table:table-row>
        <table:table-row table:style-name="ro2">
          <table:table-cell table:style-name="ce3" office:value-type="date" office:date-value="2018-02-11" calcext:value-type="date">
            <text:p>2/11/2018</text:p>
          </table:table-cell>
          <table:table-cell table:style-name="ce4" office:value-type="time" office:time-value="PT00H35M00S" calcext:value-type="time">
            <text:p>12:35 AM</text:p>
          </table:table-cell>
          <table:table-cell table:style-name="ce4" office:value-type="time" office:time-value="PT01H55M00S" calcext:value-type="time">
            <text:p>1:55 AM</text:p>
          </table:table-cell>
          <table:table-cell table:style-name="ce7" table:formula="of:=ABS([.C14]-[.B14])" office:value-type="time" office:time-value="PT01H20M00S" calcext:value-type="time">
            <text:p>01:20:00 AM</text:p>
          </table:table-cell>
          <table:table-cell table:number-columns-repeated="1020"/>
        </table:table-row>
        <table:table-row table:style-name="ro2">
          <table:table-cell table:style-name="ce3" office:value-type="date" office:date-value="2018-02-12" calcext:value-type="date">
            <text:p>2/12/2018</text:p>
          </table:table-cell>
          <table:table-cell table:style-name="ce4" office:value-type="time" office:time-value="PT16H00M00S" calcext:value-type="time">
            <text:p>4:00 PM</text:p>
          </table:table-cell>
          <table:table-cell table:style-name="ce4" office:value-type="time" office:time-value="PT16H50M00S" calcext:value-type="time">
            <text:p>4:50 PM</text:p>
          </table:table-cell>
          <table:table-cell table:style-name="ce7" table:formula="of:=ABS([.C15]-[.B15])" office:value-type="time" office:time-value="PT00H50M00S" calcext:value-type="time">
            <text:p>12:50:00 AM</text:p>
          </table:table-cell>
          <table:table-cell table:number-columns-repeated="1020"/>
        </table:table-row>
        <table:table-row table:style-name="ro2">
          <table:table-cell table:style-name="ce3" office:value-type="date" office:date-value="2018-02-27" calcext:value-type="date">
            <text:p>2/27/2018</text:p>
          </table:table-cell>
          <table:table-cell table:style-name="ce4" office:value-type="time" office:time-value="PT17H00M00S" calcext:value-type="time">
            <text:p>5:00 PM</text:p>
          </table:table-cell>
          <table:table-cell table:style-name="ce4" office:value-type="time" office:time-value="PT17H15M00S" calcext:value-type="time">
            <text:p>5:15 PM</text:p>
          </table:table-cell>
          <table:table-cell table:style-name="ce7" table:formula="of:=ABS([.C16]-[.B16])" office:value-type="time" office:time-value="PT00H15M00S" calcext:value-type="time">
            <text:p>12:15:00 AM</text:p>
          </table:table-cell>
          <table:table-cell table:number-columns-repeated="1020"/>
        </table:table-row>
        <table:table-row table:style-name="ro2">
          <table:table-cell table:style-name="ce3" office:value-type="date" office:date-value="2018-02-27" calcext:value-type="date">
            <text:p>2/27/2018</text:p>
          </table:table-cell>
          <table:table-cell table:style-name="ce4" office:value-type="time" office:time-value="PT18H15M00S" calcext:value-type="time">
            <text:p>6:15 PM</text:p>
          </table:table-cell>
          <table:table-cell table:style-name="ce4" office:value-type="time" office:time-value="PT20H35M00S" calcext:value-type="time">
            <text:p>8:35 PM</text:p>
          </table:table-cell>
          <table:table-cell table:style-name="ce7" table:formula="of:=ABS([.C17]-[.B17])" office:value-type="time" office:time-value="PT02H20M00S" calcext:value-type="time">
            <text:p>02:20:00 AM</text:p>
          </table:table-cell>
          <table:table-cell table:number-columns-repeated="1020"/>
        </table:table-row>
        <table:table-row table:style-name="ro2">
          <table:table-cell table:style-name="ce3" office:value-type="date" office:date-value="2018-02-28" calcext:value-type="date">
            <text:p>2/28/2018</text:p>
          </table:table-cell>
          <table:table-cell table:style-name="ce4" office:value-type="time" office:time-value="PT17H35M00S" calcext:value-type="time">
            <text:p>5:35 PM</text:p>
          </table:table-cell>
          <table:table-cell table:style-name="ce4" office:value-type="time" office:time-value="PT18H10M00S" calcext:value-type="time">
            <text:p>6:10 PM</text:p>
          </table:table-cell>
          <table:table-cell table:style-name="ce7" table:formula="of:=ABS([.C18]-[.B18])" office:value-type="time" office:time-value="PT00H35M00S" calcext:value-type="time">
            <text:p>12:35:00 AM</text:p>
          </table:table-cell>
          <table:table-cell table:number-columns-repeated="1020"/>
        </table:table-row>
        <table:table-row table:style-name="ro2">
          <table:table-cell table:style-name="ce3" office:value-type="date" office:date-value="2018-02-28" calcext:value-type="date">
            <text:p>2/28/2018</text:p>
          </table:table-cell>
          <table:table-cell table:style-name="ce4" office:value-type="time" office:time-value="PT19H20M00S" calcext:value-type="time">
            <text:p>7:20 PM</text:p>
          </table:table-cell>
          <table:table-cell table:style-name="ce4" office:value-type="time" office:time-value="PT21H50M00S" calcext:value-type="time">
            <text:p>9:50 PM</text:p>
          </table:table-cell>
          <table:table-cell table:style-name="ce7" table:formula="of:=ABS([.C19]-[.B19])" office:value-type="time" office:time-value="PT02H30M00S" calcext:value-type="time">
            <text:p>02:30:00 AM</text:p>
          </table:table-cell>
          <table:table-cell table:number-columns-repeated="1020"/>
        </table:table-row>
        <table:table-row table:style-name="ro2">
          <table:table-cell table:style-name="ce3" office:value-type="date" office:date-value="2018-03-01" calcext:value-type="date">
            <text:p>3/1/2018</text:p>
          </table:table-cell>
          <table:table-cell table:style-name="ce4" office:value-type="time" office:time-value="PT17H20M00S" calcext:value-type="time">
            <text:p>5:20 PM</text:p>
          </table:table-cell>
          <table:table-cell table:style-name="ce4" office:value-type="time" office:time-value="PT17H50M00S" calcext:value-type="time">
            <text:p>5:50 PM</text:p>
          </table:table-cell>
          <table:table-cell table:style-name="ce7" table:formula="of:=ABS([.C20]-[.B20])" office:value-type="time" office:time-value="PT00H30M00S" calcext:value-type="time">
            <text:p>12:30:00 AM</text:p>
          </table:table-cell>
          <table:table-cell table:number-columns-repeated="1020"/>
        </table:table-row>
        <table:table-row table:style-name="ro2">
          <table:table-cell table:style-name="ce3" office:value-type="date" office:date-value="2018-03-01" calcext:value-type="date">
            <text:p>3/1/2018</text:p>
          </table:table-cell>
          <table:table-cell table:style-name="ce4" office:value-type="time" office:time-value="PT21H00M00S" calcext:value-type="time">
            <text:p>9:00 PM</text:p>
          </table:table-cell>
          <table:table-cell table:style-name="ce4" office:value-type="time" office:time-value="PT23H00M00S" calcext:value-type="time">
            <text:p>11:00 PM</text:p>
          </table:table-cell>
          <table:table-cell table:style-name="ce7" table:formula="of:=ABS([.C21]-[.B21])" office:value-type="time" office:time-value="PT02H00M00S" calcext:value-type="time">
            <text:p>02:00:00 AM</text:p>
          </table:table-cell>
          <table:table-cell table:number-columns-repeated="1020"/>
        </table:table-row>
        <table:table-row table:style-name="ro2">
          <table:table-cell table:style-name="ce3" office:value-type="date" office:date-value="2018-03-03" calcext:value-type="date">
            <text:p>3/3/2018</text:p>
          </table:table-cell>
          <table:table-cell table:style-name="ce4" office:value-type="time" office:time-value="PT19H30M00S" calcext:value-type="time">
            <text:p>7:30 PM</text:p>
          </table:table-cell>
          <table:table-cell table:style-name="ce4" office:value-type="time" office:time-value="PT21H15M00S" calcext:value-type="time">
            <text:p>9:15 PM</text:p>
          </table:table-cell>
          <table:table-cell table:style-name="ce7" table:formula="of:=ABS([.C22]-[.B22])" office:value-type="time" office:time-value="PT01H45M00S" calcext:value-type="time">
            <text:p>01:45:00 AM</text:p>
          </table:table-cell>
          <table:table-cell table:number-columns-repeated="1020"/>
        </table:table-row>
        <table:table-row table:style-name="ro2">
          <table:table-cell table:style-name="ce3" office:value-type="date" office:date-value="2018-03-05" calcext:value-type="date">
            <text:p>3/5/2018</text:p>
          </table:table-cell>
          <table:table-cell table:style-name="ce6" office:value-type="time" office:time-value="PT15H40M00S" calcext:value-type="time">
            <text:p>3:40 PM</text:p>
          </table:table-cell>
          <table:table-cell table:style-name="ce6" office:value-type="time" office:time-value="PT17H20M00S" calcext:value-type="time">
            <text:p>5:20 PM</text:p>
          </table:table-cell>
          <table:table-cell table:style-name="ce7" table:formula="of:=ABS([.C23]-[.B23])" office:value-type="time" office:time-value="PT01H40M00S" calcext:value-type="time">
            <text:p>01:40:00 AM</text:p>
          </table:table-cell>
          <table:table-cell table:number-columns-repeated="1020"/>
        </table:table-row>
        <table:table-row table:style-name="ro2">
          <table:table-cell table:style-name="ce3" office:value-type="date" office:date-value="2018-03-06" calcext:value-type="date">
            <text:p>3/6/2018</text:p>
          </table:table-cell>
          <table:table-cell table:style-name="ce6" office:value-type="time" office:time-value="PT18H00M00S" calcext:value-type="time">
            <text:p>6:00 PM</text:p>
          </table:table-cell>
          <table:table-cell table:style-name="ce6" office:value-type="time" office:time-value="PT18H10M00S" calcext:value-type="time">
            <text:p>6:10 PM</text:p>
          </table:table-cell>
          <table:table-cell table:style-name="ce7" table:formula="of:=ABS([.C24]-[.B24])" office:value-type="time" office:time-value="PT00H10M00S" calcext:value-type="time">
            <text:p>12:10:00 AM</text:p>
          </table:table-cell>
          <table:table-cell table:number-columns-repeated="1020"/>
        </table:table-row>
        <table:table-row table:style-name="ro2">
          <table:table-cell table:style-name="ce3" office:value-type="date" office:date-value="2018-03-06" calcext:value-type="date">
            <text:p>3/6/2018</text:p>
          </table:table-cell>
          <table:table-cell table:style-name="ce6" office:value-type="time" office:time-value="PT18H40M00S" calcext:value-type="time">
            <text:p>6:40 PM</text:p>
          </table:table-cell>
          <table:table-cell table:style-name="ce6" office:value-type="time" office:time-value="PT20H05M00S" calcext:value-type="time">
            <text:p>8:05 PM</text:p>
          </table:table-cell>
          <table:table-cell table:style-name="ce7" table:formula="of:=ABS([.C25]-[.B25])" office:value-type="time" office:time-value="PT01H25M00S" calcext:value-type="time">
            <text:p>01:25:00 AM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6" table:number-columns-repeated="2"/>
          <table:table-cell table:style-name="ce7" table:formula="of:=ABS([.C26]-[.B26])" office:value-type="time" office:time-value="PT00H00M00S" calcext:value-type="time">
            <text:p>12:00:00 AM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6" table:number-columns-repeated="2"/>
          <table:table-cell table:style-name="ce7" table:formula="of:=ABS([.C27]-[.B27])" office:value-type="time" office:time-value="PT00H00M00S" calcext:value-type="time">
            <text:p>12:00:00 AM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6" table:number-columns-repeated="2"/>
          <table:table-cell table:style-name="ce7" table:formula="of:=ABS([.C28]-[.B28])" office:value-type="time" office:time-value="PT00H00M00S" calcext:value-type="time">
            <text:p>12:00:00 AM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6" table:number-columns-repeated="2"/>
          <table:table-cell table:style-name="ce7" table:formula="of:=ABS([.C29]-[.B29])" office:value-type="time" office:time-value="PT00H00M00S" calcext:value-type="time">
            <text:p>12:00:00 AM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6" table:number-columns-repeated="2"/>
          <table:table-cell table:style-name="ce7" table:formula="of:=ABS([.C30]-[.B30])" office:value-type="time" office:time-value="PT00H00M00S" calcext:value-type="time">
            <text:p>12:00:00 AM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6" table:number-columns-repeated="2"/>
          <table:table-cell table:style-name="ce7" table:formula="of:=ABS([.C31]-[.B31])" office:value-type="time" office:time-value="PT00H00M00S" calcext:value-type="time">
            <text:p>12:00:00 AM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6" table:number-columns-repeated="2"/>
          <table:table-cell table:style-name="ce7" table:formula="of:=ABS([.C32]-[.B32])" office:value-type="time" office:time-value="PT00H00M00S" calcext:value-type="time">
            <text:p>12:00:00 AM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6" table:number-columns-repeated="2"/>
          <table:table-cell table:style-name="ce7" table:formula="of:=ABS([.C33]-[.B33])" office:value-type="time" office:time-value="PT00H00M00S" calcext:value-type="time">
            <text:p>12:00:00 AM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6" table:number-columns-repeated="2"/>
          <table:table-cell table:style-name="ce7" table:formula="of:=ABS([.C34]-[.B34])" office:value-type="time" office:time-value="PT00H00M00S" calcext:value-type="time">
            <text:p>12:00:00 AM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6" table:number-columns-repeated="2"/>
          <table:table-cell table:style-name="ce7" table:formula="of:=ABS([.C35]-[.B35])" office:value-type="time" office:time-value="PT00H00M00S" calcext:value-type="time">
            <text:p>12:00:00 AM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6" table:number-columns-repeated="2"/>
          <table:table-cell table:style-name="ce7" table:formula="of:=ABS([.C36]-[.B36])" office:value-type="time" office:time-value="PT00H00M00S" calcext:value-type="time">
            <text:p>12:00:00 AM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6" table:number-columns-repeated="2"/>
          <table:table-cell table:style-name="ce7" table:formula="of:=ABS([.C37]-[.B37])" office:value-type="time" office:time-value="PT00H00M00S" calcext:value-type="time">
            <text:p>12:00:00 AM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6" table:number-columns-repeated="2"/>
          <table:table-cell table:style-name="ce7" table:formula="of:=ABS([.C38]-[.B38])" office:value-type="time" office:time-value="PT00H00M00S" calcext:value-type="time">
            <text:p>12:00:00 AM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6" table:number-columns-repeated="2"/>
          <table:table-cell table:style-name="ce7" table:formula="of:=ABS([.C39]-[.B39])" office:value-type="time" office:time-value="PT00H00M00S" calcext:value-type="time">
            <text:p>12:00:00 AM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6" table:number-columns-repeated="2"/>
          <table:table-cell table:style-name="ce7" table:formula="of:=ABS([.C40]-[.B40])" office:value-type="time" office:time-value="PT00H00M00S" calcext:value-type="time">
            <text:p>12:00:00 AM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6" table:number-columns-repeated="2"/>
          <table:table-cell table:style-name="ce7" table:formula="of:=ABS([.C41]-[.B41])" office:value-type="time" office:time-value="PT00H00M00S" calcext:value-type="time">
            <text:p>12:00:00 AM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6" table:number-columns-repeated="2"/>
          <table:table-cell table:style-name="ce7" table:formula="of:=ABS([.C42]-[.B42])" office:value-type="time" office:time-value="PT00H00M00S" calcext:value-type="time">
            <text:p>12:00:00 AM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6" table:number-columns-repeated="2"/>
          <table:table-cell table:style-name="ce7" table:formula="of:=ABS([.C43]-[.B43])" office:value-type="time" office:time-value="PT00H00M00S" calcext:value-type="time">
            <text:p>12:00:00 AM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6" table:number-columns-repeated="2"/>
          <table:table-cell table:style-name="ce7" table:formula="of:=ABS([.C44]-[.B44])" office:value-type="time" office:time-value="PT00H00M00S" calcext:value-type="time">
            <text:p>12:00:00 AM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6" table:number-columns-repeated="2"/>
          <table:table-cell table:style-name="ce7" table:formula="of:=ABS([.C45]-[.B45])" office:value-type="time" office:time-value="PT00H00M00S" calcext:value-type="time">
            <text:p>12:00:00 AM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6" table:number-columns-repeated="2"/>
          <table:table-cell table:style-name="ce7" table:formula="of:=ABS([.C46]-[.B46])" office:value-type="time" office:time-value="PT00H00M00S" calcext:value-type="time">
            <text:p>12:00:00 AM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6" table:number-columns-repeated="2"/>
          <table:table-cell table:style-name="ce7" table:formula="of:=ABS([.C47]-[.B47])" office:value-type="time" office:time-value="PT00H00M00S" calcext:value-type="time">
            <text:p>12:00:00 AM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6" table:number-columns-repeated="2"/>
          <table:table-cell table:style-name="ce7" table:formula="of:=ABS([.C48]-[.B48])" office:value-type="time" office:time-value="PT00H00M00S" calcext:value-type="time">
            <text:p>12:00:00 AM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6" table:number-columns-repeated="2"/>
          <table:table-cell table:style-name="ce7" table:formula="of:=ABS([.C49]-[.B49])" office:value-type="time" office:time-value="PT00H00M00S" calcext:value-type="time">
            <text:p>12:00:00 AM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6" table:number-columns-repeated="2"/>
          <table:table-cell table:style-name="ce7" table:formula="of:=ABS([.C50]-[.B50])" office:value-type="time" office:time-value="PT00H00M00S" calcext:value-type="time">
            <text:p>12:00:00 AM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6" table:number-columns-repeated="2"/>
          <table:table-cell table:style-name="ce7" table:formula="of:=ABS([.C51]-[.B51])" office:value-type="time" office:time-value="PT00H00M00S" calcext:value-type="time">
            <text:p>12:00:00 AM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6" table:number-columns-repeated="2"/>
          <table:table-cell table:style-name="ce7" table:formula="of:=ABS([.C52]-[.B52])" office:value-type="time" office:time-value="PT00H00M00S" calcext:value-type="time">
            <text:p>12:00:00 AM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6" table:number-columns-repeated="2"/>
          <table:table-cell table:style-name="ce7" table:formula="of:=ABS([.C53]-[.B53])" office:value-type="time" office:time-value="PT00H00M00S" calcext:value-type="time">
            <text:p>12:00:00 AM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6" table:number-columns-repeated="2"/>
          <table:table-cell table:style-name="ce7" table:formula="of:=ABS([.C54]-[.B54])" office:value-type="time" office:time-value="PT00H00M00S" calcext:value-type="time">
            <text:p>12:00:00 AM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6" table:number-columns-repeated="2"/>
          <table:table-cell table:style-name="ce7" table:formula="of:=ABS([.C55]-[.B55])" office:value-type="time" office:time-value="PT00H00M00S" calcext:value-type="time">
            <text:p>12:00:00 AM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6" table:number-columns-repeated="2"/>
          <table:table-cell table:style-name="ce7" table:formula="of:=ABS([.C56]-[.B56])" office:value-type="time" office:time-value="PT00H00M00S" calcext:value-type="time">
            <text:p>12:00:00 AM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6" table:number-columns-repeated="2"/>
          <table:table-cell table:style-name="ce7" table:formula="of:=ABS([.C57]-[.B57])" office:value-type="time" office:time-value="PT00H00M00S" calcext:value-type="time">
            <text:p>12:00:00 AM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6" table:number-columns-repeated="2"/>
          <table:table-cell table:style-name="ce7" table:formula="of:=ABS([.C58]-[.B58])" office:value-type="time" office:time-value="PT00H00M00S" calcext:value-type="time">
            <text:p>12:00:00 AM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SUM([Sheet1.$D$3:.$D$58])*24" office:value-type="float" office:value="40" calcext:value-type="float">
            <text:p>40</text:p>
          </table:table-cell>
          <table:table-cell table:number-columns-repeated="1020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ter" svg:font-family="Bitter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month/>
      <number:text>/</number:text>
      <number:day/>
      <number:text>/</number:text>
      <number:year number:style="long"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6">00/00/0000</text:date>, <text:time style:data-style-name="N2" text:time-value="17:58:57.0045061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6-09-16T00:00:00Z</meta:creation-date>
    <dc:date>2018-03-06T20:15:19.150291400</dc:date>
    <meta:editing-cycles>70</meta:editing-cycles>
    <meta:editing-duration>PT10H47M6S</meta:editing-duration>
    <meta:document-statistic meta:table-count="1" meta:cell-count="131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45db303b-a9f1-405b-b07d-7d772cd7f38c</meta:user-defined>
  </office:meta>
</office:document-meta>
</file>